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3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  <style:style style:name="ce2" style:family="table-cell" style:parent-style-name="Default">
      <style:text-properties fo:color="#0066b3"/>
    </style:style>
    <style:style style:name="ce3" style:family="table-cell" style:parent-style-name="Default">
      <style:text-properties fo:color="#006c3b"/>
    </style:style>
  </office:automatic-styles>
  <office:body>
    <office:spreadsheet>
      <table:calculation-settings table:automatic-find-labels="false" table:use-regular-expressions="false" table:use-wildcards="true"/>
      <table:table table:name="rp12-0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(x-avg)^2</text:p>
          </table:table-cell>
          <table:table-cell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(x-avg)^2</text:p>
          </table:table-cell>
          <table:table-cell/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(x-avg)^2</text:p>
          </table:table-cell>
          <table:table-cell/>
          <table:table-cell office:value-type="string" calcext:value-type="string">
            <text:p>Wszystkie: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246" calcext:value-type="float">
            <text:p>246</text:p>
          </table:table-cell>
          <table:table-cell table:style-name="ce1" table:formula="of:=([.C5]-[.$C$11])^2" office:value-type="float" office:value="116.64" calcext:value-type="float">
            <text:p>116,64</text:p>
          </table:table-cell>
          <table:table-cell/>
          <table:table-cell table:style-name="ce2" office:value-type="float" office:value="243" calcext:value-type="float">
            <text:p>243</text:p>
          </table:table-cell>
          <table:table-cell table:style-name="ce2" table:formula="of:=([.F5]-[.$F$11])^2" office:value-type="float" office:value="6.75999999999997" calcext:value-type="float">
            <text:p>6,75999999999997</text:p>
          </table:table-cell>
          <table:table-cell/>
          <table:table-cell table:style-name="ce3" office:value-type="float" office:value="265" calcext:value-type="float">
            <text:p>265</text:p>
          </table:table-cell>
          <table:table-cell table:style-name="ce3" table:formula="of:=([.I5]-[.$I$11])^2" office:value-type="float" office:value="3.24000000000004" calcext:value-type="float">
            <text:p>3,240000000000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231" calcext:value-type="float">
            <text:p>231</text:p>
          </table:table-cell>
          <table:table-cell table:style-name="ce1" table:formula="of:=([.C6]-[.$C$11])^2" office:value-type="float" office:value="17.6399999999999" calcext:value-type="float">
            <text:p>17,6399999999999</text:p>
          </table:table-cell>
          <table:table-cell/>
          <table:table-cell table:style-name="ce2" office:value-type="float" office:value="246" calcext:value-type="float">
            <text:p>246</text:p>
          </table:table-cell>
          <table:table-cell table:style-name="ce2" table:formula="of:=([.F6]-[.$F$11])^2" office:value-type="float" office:value="31.3599999999999" calcext:value-type="float">
            <text:p>31,3599999999999</text:p>
          </table:table-cell>
          <table:table-cell/>
          <table:table-cell table:style-name="ce3" office:value-type="float" office:value="260" calcext:value-type="float">
            <text:p>260</text:p>
          </table:table-cell>
          <table:table-cell table:style-name="ce3" table:formula="of:=([.I6]-[.$I$11])^2" office:value-type="float" office:value="46.2400000000002" calcext:value-type="float">
            <text:p>46,24000000000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float" office:value="236" calcext:value-type="float">
            <text:p>236</text:p>
          </table:table-cell>
          <table:table-cell table:style-name="ce1" table:formula="of:=([.C7]-[.$C$11])^2" office:value-type="float" office:value="0.640000000000018" calcext:value-type="float">
            <text:p>0,640000000000018</text:p>
          </table:table-cell>
          <table:table-cell/>
          <table:table-cell table:style-name="ce2" office:value-type="float" office:value="243" calcext:value-type="float">
            <text:p>243</text:p>
          </table:table-cell>
          <table:table-cell table:style-name="ce2" table:formula="of:=([.F7]-[.$F$11])^2" office:value-type="float" office:value="6.75999999999997" calcext:value-type="float">
            <text:p>6,75999999999997</text:p>
          </table:table-cell>
          <table:table-cell/>
          <table:table-cell table:style-name="ce3" office:value-type="float" office:value="265" calcext:value-type="float">
            <text:p>265</text:p>
          </table:table-cell>
          <table:table-cell table:style-name="ce3" table:formula="of:=([.I7]-[.$I$11])^2" office:value-type="float" office:value="3.24000000000004" calcext:value-type="float">
            <text:p>3,240000000000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217" calcext:value-type="float">
            <text:p>217</text:p>
          </table:table-cell>
          <table:table-cell table:style-name="ce1" table:formula="of:=([.C8]-[.$C$11])^2" office:value-type="float" office:value="331.24" calcext:value-type="float">
            <text:p>331,24</text:p>
          </table:table-cell>
          <table:table-cell/>
          <table:table-cell table:style-name="ce2" office:value-type="float" office:value="235" calcext:value-type="float">
            <text:p>235</text:p>
          </table:table-cell>
          <table:table-cell table:style-name="ce2" table:formula="of:=([.F8]-[.$F$11])^2" office:value-type="float" office:value="29.1600000000001" calcext:value-type="float">
            <text:p>29,1600000000001</text:p>
          </table:table-cell>
          <table:table-cell/>
          <table:table-cell table:style-name="ce3" office:value-type="float" office:value="253" calcext:value-type="float">
            <text:p>253</text:p>
          </table:table-cell>
          <table:table-cell table:style-name="ce3" table:formula="of:=([.I8]-[.$I$11])^2" office:value-type="float" office:value="190.44" calcext:value-type="float">
            <text:p>190,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office:value-type="float" office:value="246" calcext:value-type="float">
            <text:p>246</text:p>
          </table:table-cell>
          <table:table-cell table:style-name="ce1" table:formula="of:=([.C9]-[.$C$11])^2" office:value-type="float" office:value="116.64" calcext:value-type="float">
            <text:p>116,64</text:p>
          </table:table-cell>
          <table:table-cell/>
          <table:table-cell table:style-name="ce2" office:value-type="float" office:value="235" calcext:value-type="float">
            <text:p>235</text:p>
          </table:table-cell>
          <table:table-cell table:style-name="ce2" table:formula="of:=([.F9]-[.$F$11])^2" office:value-type="float" office:value="29.1600000000001" calcext:value-type="float">
            <text:p>29,1600000000001</text:p>
          </table:table-cell>
          <table:table-cell/>
          <table:table-cell table:style-name="ce3" office:value-type="float" office:value="291" calcext:value-type="float">
            <text:p>291</text:p>
          </table:table-cell>
          <table:table-cell table:style-name="ce3" table:formula="of:=([.I9]-[.$I$11])^2" office:value-type="float" office:value="585.639999999999" calcext:value-type="float">
            <text:p>585,6399999999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MA</text:p>
          </table:table-cell>
          <table:table-cell table:style-name="ce1" table:formula="of:=SUM([.C5:.C9])" office:value-type="float" office:value="1176" calcext:value-type="float">
            <text:p>1176</text:p>
          </table:table-cell>
          <table:table-cell table:style-name="ce1" table:formula="of:=SUM([.D5:.D9])" office:value-type="float" office:value="582.8" calcext:value-type="float">
            <text:p>582,8</text:p>
          </table:table-cell>
          <table:table-cell/>
          <table:table-cell table:style-name="ce2" table:formula="of:=SUM([.F5:.F9])" office:value-type="float" office:value="1202" calcext:value-type="float">
            <text:p>1202</text:p>
          </table:table-cell>
          <table:table-cell table:style-name="ce2" table:formula="of:=SUM([.G5:.G9])" office:value-type="float" office:value="103.2" calcext:value-type="float">
            <text:p>103,2</text:p>
          </table:table-cell>
          <table:table-cell/>
          <table:table-cell table:style-name="ce3" table:formula="of:=SUM([.I5:.I9])" office:value-type="float" office:value="1334" calcext:value-type="float">
            <text:p>1334</text:p>
          </table:table-cell>
          <table:table-cell table:style-name="ce3" table:formula="of:=SUM([.J5:.J9])" office:value-type="float" office:value="828.8" calcext:value-type="float">
            <text:p>828,8</text:p>
          </table:table-cell>
          <table:table-cell/>
          <table:table-cell table:formula="of:=[.C10]+[.F10]+[.I10]" office:value-type="float" office:value="3712" calcext:value-type="float">
            <text:p>3712</text:p>
          </table:table-cell>
        </table:table-row>
        <table:table-row table:style-name="ro1">
          <table:table-cell/>
          <table:table-cell office:value-type="string" calcext:value-type="string">
            <text:p>ŚREDNIA</text:p>
          </table:table-cell>
          <table:table-cell table:style-name="ce1" table:formula="of:=[.C10]/5" office:value-type="float" office:value="235.2" calcext:value-type="float">
            <text:p>235,2</text:p>
          </table:table-cell>
          <table:table-cell table:style-name="ce1"/>
          <table:table-cell/>
          <table:table-cell table:style-name="ce2" table:formula="of:=[.F10]/5" office:value-type="float" office:value="240.4" calcext:value-type="float">
            <text:p>240,4</text:p>
          </table:table-cell>
          <table:table-cell table:style-name="ce2"/>
          <table:table-cell/>
          <table:table-cell table:style-name="ce3" table:formula="of:=[.I10]/5" office:value-type="float" office:value="266.8" calcext:value-type="float">
            <text:p>266,8</text:p>
          </table:table-cell>
          <table:table-cell table:style-name="ce3"/>
          <table:table-cell/>
          <table:table-cell table:formula="of:=[.L10]/15" office:value-type="float" office:value="247.466666666667" calcext:value-type="float">
            <text:p>247,466666666667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SKW</text:p>
          </table:table-cell>
          <table:table-cell table:formula="of:=[.D10]+[.G10]+[.J10]" office:value-type="float" office:value="1514.8" calcext:value-type="float">
            <text:p>1514,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bserwacje</text:p>
          </table:table-cell>
          <table:table-cell office:value-type="string" calcext:value-type="string">
            <text:p>(x-avg)^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float" office:value="246" calcext:value-type="float">
            <text:p>246</text:p>
          </table:table-cell>
          <table:table-cell table:formula="of:=([.C16]-[.$L$11])^2" office:value-type="float" office:value="2.15111111111112" calcext:value-type="float">
            <text:p>2,1511111111111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float" office:value="231" calcext:value-type="float">
            <text:p>231</text:p>
          </table:table-cell>
          <table:table-cell table:formula="of:=([.C17]-[.$L$11])^2" office:value-type="float" office:value="271.151111111111" calcext:value-type="float">
            <text:p>271,15111111111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float" office:value="236" calcext:value-type="float">
            <text:p>236</text:p>
          </table:table-cell>
          <table:table-cell table:formula="of:=([.C18]-[.$L$11])^2" office:value-type="float" office:value="131.484444444444" calcext:value-type="float">
            <text:p>131,48444444444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float" office:value="217" calcext:value-type="float">
            <text:p>217</text:p>
          </table:table-cell>
          <table:table-cell table:formula="of:=([.C19]-[.$L$11])^2" office:value-type="float" office:value="928.217777777778" calcext:value-type="float">
            <text:p>928,21777777777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float" office:value="246" calcext:value-type="float">
            <text:p>246</text:p>
          </table:table-cell>
          <table:table-cell table:formula="of:=([.C20]-[.$L$11])^2" office:value-type="float" office:value="2.15111111111112" calcext:value-type="float">
            <text:p>2,1511111111111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float" office:value="243" calcext:value-type="float">
            <text:p>243</text:p>
          </table:table-cell>
          <table:table-cell table:formula="of:=([.C21]-[.$L$11])^2" office:value-type="float" office:value="19.9511111111111" calcext:value-type="float">
            <text:p>19,9511111111111</text:p>
          </table:table-cell>
          <table:table-cell table:number-columns-repeated="3"/>
          <table:table-cell office:value-type="string" calcext:value-type="string">
            <text:p>H0</text:p>
          </table:table-cell>
          <table:table-cell office:value-type="string" calcext:value-type="string">
            <text:p>avg_a=avg_b=avg_c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float" office:value="246" calcext:value-type="float">
            <text:p>246</text:p>
          </table:table-cell>
          <table:table-cell table:formula="of:=([.C22]-[.$L$11])^2" office:value-type="float" office:value="2.15111111111112" calcext:value-type="float">
            <text:p>2,15111111111112</text:p>
          </table:table-cell>
          <table:table-cell table:number-columns-repeated="3"/>
          <table:table-cell office:value-type="string" calcext:value-type="string">
            <text:p>H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243" calcext:value-type="float">
            <text:p>243</text:p>
          </table:table-cell>
          <table:table-cell table:formula="of:=([.C23]-[.$L$11])^2" office:value-type="float" office:value="19.9511111111111" calcext:value-type="float">
            <text:p>19,951111111111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float" office:value="235" calcext:value-type="float">
            <text:p>235</text:p>
          </table:table-cell>
          <table:table-cell table:formula="of:=([.C24]-[.$L$11])^2" office:value-type="float" office:value="155.417777777778" calcext:value-type="float">
            <text:p>155,41777777777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float" office:value="235" calcext:value-type="float">
            <text:p>235</text:p>
          </table:table-cell>
          <table:table-cell table:formula="of:=([.C25]-[.$L$11])^2" office:value-type="float" office:value="155.417777777778" calcext:value-type="float">
            <text:p>155,41777777777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 office:value-type="float" office:value="265" calcext:value-type="float">
            <text:p>265</text:p>
          </table:table-cell>
          <table:table-cell table:formula="of:=([.C26]-[.$L$11])^2" office:value-type="float" office:value="307.417777777778" calcext:value-type="float">
            <text:p>307,41777777777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 office:value-type="float" office:value="260" calcext:value-type="float">
            <text:p>260</text:p>
          </table:table-cell>
          <table:table-cell table:formula="of:=([.C27]-[.$L$11])^2" office:value-type="float" office:value="157.084444444444" calcext:value-type="float">
            <text:p>157,08444444444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 office:value-type="float" office:value="265" calcext:value-type="float">
            <text:p>265</text:p>
          </table:table-cell>
          <table:table-cell table:formula="of:=([.C28]-[.$L$11])^2" office:value-type="float" office:value="307.417777777778" calcext:value-type="float">
            <text:p>307,41777777777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 office:value-type="float" office:value="253" calcext:value-type="float">
            <text:p>253</text:p>
          </table:table-cell>
          <table:table-cell table:formula="of:=([.C29]-[.$L$11])^2" office:value-type="float" office:value="30.6177777777778" calcext:value-type="float">
            <text:p>30,617777777777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 office:value-type="float" office:value="291" calcext:value-type="float">
            <text:p>291</text:p>
          </table:table-cell>
          <table:table-cell table:formula="of:=([.C30]-[.$L$11])^2" office:value-type="float" office:value="1895.15111111111" calcext:value-type="float">
            <text:p>1895,1511111111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CSK</text:p>
          </table:table-cell>
          <table:table-cell table:formula="of:=[.D32]" office:value-type="float" office:value="4385.73333333333" calcext:value-type="float">
            <text:p>4385,733333333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MA</text:p>
          </table:table-cell>
          <table:table-cell table:formula="of:=SUM([.C16:.C30])" office:value-type="float" office:value="3712" calcext:value-type="float">
            <text:p>3712</text:p>
          </table:table-cell>
          <table:table-cell table:formula="of:=SUM([.D16:.D30])" office:value-type="float" office:value="4385.73333333333" calcext:value-type="float">
            <text:p>4385,73333333333</text:p>
          </table:table-cell>
          <table:table-cell table:number-columns-repeated="2"/>
          <table:table-cell office:value-type="string" calcext:value-type="string">
            <text:p>SKW</text:p>
          </table:table-cell>
          <table:table-cell table:formula="of:=[.C14]" office:value-type="float" office:value="1514.8" calcext:value-type="float">
            <text:p>1514,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ŚREDNIA</text:p>
          </table:table-cell>
          <table:table-cell table:formula="of:=[.C32]/15" office:value-type="float" office:value="247.466666666667" calcext:value-type="float">
            <text:p>247,466666666667</text:p>
          </table:table-cell>
          <table:table-cell table:formula="of:=[.D32]/15" office:value-type="float" office:value="292.382222222222" calcext:value-type="float">
            <text:p>292,382222222222</text:p>
          </table:table-cell>
          <table:table-cell table:number-columns-repeated="2"/>
          <table:table-cell office:value-type="string" calcext:value-type="string">
            <text:p>SKP</text:p>
          </table:table-cell>
          <table:table-cell table:formula="of:=[.H31]-[.H32]" office:value-type="float" office:value="2870.93333333333" calcext:value-type="float">
            <text:p>2870,9333333333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F</text:p>
          </table:table-cell>
          <table:table-cell table:formula="of:=([.H33]/2)/([.H32]/12)" office:value-type="float" office:value="11.3715341959335" calcext:value-type="float">
            <text:p>11,371534195933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Fc</text:p>
          </table:table-cell>
          <table:table-cell office:value-type="float" office:value="2.86" calcext:value-type="float">
            <text:p>2,8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Wynik</text:p>
          </table:table-cell>
          <table:table-cell office:value-type="string" calcext:value-type="string">
            <text:p>H0 fałszyw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.00.0000</text:date>, <text:time style:data-style-name="N2" text:time-value="11:08:13.13759371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1T22:25:11.809794057</dc:date>
    <meta:editing-duration>PT13M10S</meta:editing-duration>
    <meta:editing-cycles>3</meta:editing-cycles>
    <meta:generator>LibreOffice/6.0.7.3$Linux_X86_64 LibreOffice_project/00m0$Build-3</meta:generator>
    <meta:document-statistic meta:table-count="1" meta:cell-count="110" meta:object-count="0"/>
  </office:meta>
</office:document-meta>
</file>